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0pt" style:font-size-asian="10pt" style:font-size-complex="10p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arl Jam - Elderly Woman Behind The Counter In A Small Town</text:p>
      <text:p text:style-name="P1"/>
      <text:p text:style-name="P1">Key: D</text:p>
      <text:p text:style-name="P1"/>
      <text:p text:style-name="P1">[Verse]</text:p>
      <text:p text:style-name="P1">&lt;D&gt; &lt;Cadd9&gt; &lt;G&gt;- <text:s text:c="8"/>I seem to recognize</text:p>
      <text:p text:style-name="P1">&lt;Cadd9&gt;- &lt;G&gt;- <text:s text:c="13"/>your face</text:p>
      <text:p text:style-name="P1"/>
      <text:p text:style-name="P1">&lt;D&gt; &lt;Cadd9&gt; &lt;G&gt;- <text:s text:c="8"/>Haunting, familiar, yet</text:p>
      <text:p text:style-name="P1">&lt;Cadd9&gt;- &lt;G&gt;- <text:s text:c="13"/>I can't seem to place it</text:p>
      <text:p text:style-name="P1"/>
      <text:p text:style-name="P1">&lt;D&gt; &lt;Cadd9&gt; &lt;G&gt;- <text:s text:c="8"/>Cannot find the candle of thought</text:p>
      <text:p text:style-name="P1">&lt;Cadd9&gt;- &lt;G&gt;- <text:s text:c="13"/>to light your name</text:p>
      <text:p text:style-name="P1"/>
      <text:p text:style-name="P1">&lt;D&gt; &lt;Cadd9&gt; &lt;G&gt;- <text:s text:c="8"/>Lifetimes are catching up</text:p>
      <text:p text:style-name="P1">&lt;Cadd9&gt;- &lt;G&gt;- <text:s text:c="13"/>with me</text:p>
      <text:p text:style-name="P1"/>
      <text:p text:style-name="P1">[Pre-Chorus]</text:p>
      <text:p text:style-name="P1">&lt;Cadd9&gt;- <text:s text:c="16"/>All these</text:p>
      <text:p text:style-name="P1"><text:s text:c="2"/>&lt;Asus2&gt;- | &lt;Cadd9&gt;- <text:s text:c="5"/>changes taking place</text:p>
      <text:p text:style-name="P1"><text:s text:c="2"/>&lt;Asus2&gt;- | &lt;Cadd9&gt;- <text:s text:c="3"/>I wish I'd seen the place</text:p>
      <text:p text:style-name="P1"><text:s text:c="2"/>&lt;Asus2&gt;- | &lt;Em&gt;--- <text:s text:c="4"/>But no one's ever taken me</text:p>
      <text:p text:style-name="P1"/>
      <text:p text:style-name="P1">[Chorus 1]</text:p>
      <text:p text:style-name="P1">&lt;D&gt; &lt;Cadd9&gt; &lt;G&gt;- <text:s text:c="8"/>Hearts and thoughts they fade,</text:p>
      <text:p text:style-name="P1">&lt;Cadd9&gt;- &lt;G&gt;- <text:s text:c="13"/>fade away</text:p>
      <text:p text:style-name="P1"/>
      <text:p text:style-name="P1">&lt;D&gt; &lt;Cadd9&gt; &lt;G&gt;- <text:s text:c="8"/>Hearts and thoughts they fade,</text:p>
      <text:p text:style-name="P1">&lt;Cadd9&gt;- &lt;G&gt;- <text:s text:c="13"/>fade away</text:p>
      <text:p text:style-name="P1"/>
      <text:p text:style-name="P1">[Verse]</text:p>
      <text:p text:style-name="P1">&lt;D&gt; &lt;Cadd9&gt; &lt;G&gt;- <text:s text:c="8"/>I swear I recognize</text:p>
      <text:p text:style-name="P1">&lt;Cadd9&gt;- &lt;G&gt;- <text:s text:c="13"/>your breath</text:p>
      <text:p text:style-name="P1"/>
      <text:p text:style-name="P1">&lt;D&gt; &lt;Cadd9&gt; &lt;G&gt;- <text:s text:c="8"/>Memories like fingerprints</text:p>
      <text:p text:style-name="P1">&lt;Cadd9&gt;- &lt;G&gt;- <text:s text:c="13"/>are slowly raising</text:p>
      <text:p text:style-name="P1"/>
      <text:p text:style-name="P1">&lt;D&gt; &lt;Cadd9&gt; &lt;G&gt;- <text:s text:c="8"/>Me you wouldn't recall</text:p>
      <text:p text:style-name="P1">&lt;Cadd9&gt;- &lt;G&gt;- <text:s text:c="13"/>for I'm not my former</text:p>
      <text:p text:style-name="P1"/>
      <text:p text:style-name="P1">&lt;D&gt; &lt;Cadd9&gt; &lt;G&gt;- <text:s text:c="8"/><text:span text:style-name="T2">It's hard</text:span> when you're stuck upon</text:p>
      <text:p text:style-name="P1">&lt;Cadd9&gt;- &lt;G&gt;- <text:s text:c="13"/>the shelf</text:p>
      <text:p text:style-name="P1"/>
      <text:p text:style-name="P1">[Pre-Chorus]</text:p>
      <text:p text:style-name="P1">&lt;Cadd9&gt;- <text:s text:c="16"/>I changed</text:p>
      <text:p text:style-name="P1"><text:s text:c="2"/>&lt;Asus2&gt;- | &lt;Cadd9&gt;- <text:s text:c="5"/>by not changing at all</text:p>
      <text:p text:style-name="P1"><text:s text:c="2"/>&lt;Asus2&gt;- | &lt;Cadd9&gt;- <text:s text:c="3"/>Small town predicts my fate</text:p>
      <text:p text:style-name="P1"><text:s text:c="2"/>&lt;Asus2&gt;- | &lt;Em&gt;--- <text:s text:c="4"/>Perhaps that's what no one wants to see</text:p>
      <text:p text:style-name="P1"/>
      <text:p text:style-name="P1">[Chorus 2]</text:p>
      <text:p text:style-name="P1">&lt;D&gt; &lt;Cadd9&gt; &lt;G&gt;- <text:s text:c="8"/>I just wanna scream</text:p>
      <text:p text:style-name="P1">&lt;Cadd9&gt;- &lt;G&gt;- <text:s text:c="13"/>"Hello!"</text:p>
      <text:p text:style-name="P1"/>
      <text:p text:style-name="P1">&lt;D&gt; &lt;Cadd9&gt; &lt;G&gt;- <text:s text:c="8"/>My God it's been so long</text:p>
      <text:p text:style-name="P1">&lt;Cadd9&gt;- &lt;G&gt;- <text:s text:c="13"/>Never dreamed you'd return</text:p>
      <text:p text:style-name="P1"/>
      <text:p text:style-name="P1">&lt;D&gt; &lt;Cadd9&gt; &lt;G&gt;- <text:s text:c="8"/>But now here you are,</text:p>
      <text:p text:style-name="P1">&lt;Cadd9&gt;- &lt;G&gt;- <text:s text:c="13"/>and here I am</text:p>
      <text:p text:style-name="P1"/>
      <text:p text:style-name="P1">&lt;D&gt; &lt;Cadd9&gt; &lt;G&gt;- <text:s text:c="8"/>Hearts and thoughts they fade</text:p>
      <text:p text:style-name="P1">&lt;Cadd9&gt;- &lt;G&gt;- <text:s text:c="13"/>away</text:p>
      <text:p text:style-name="P1"/>
      <text:p text:style-name="P1"><text:soft-page-break/>[Outro]</text:p>
      <text:p text:style-name="P1">&lt;D&gt; &lt;Cadd9&gt; &lt;G&gt;- <text:s text:c="8"/>(1) Hearts and thoughts they fade</text:p>
      <text:p text:style-name="P1">&lt;Cadd9&gt;- &lt;G&gt;- <text:s text:c="13"/>fade away</text:p>
      <text:p text:style-name="P1"/>
      <text:p text:style-name="P1">&lt;D&gt; &lt;Cadd9&gt; &lt;G&gt;- <text:s text:c="8"/>(2) Hearts and thoughts they fade</text:p>
      <text:p text:style-name="P1">&lt;Cadd9&gt;- &lt;G&gt;- <text:s text:c="13"/>fade away</text:p>
      <text:p text:style-name="P1"/>
      <text:p text:style-name="P1">&lt;D&gt; &lt;Cadd9&gt; &lt;G&gt;- <text:s text:c="8"/>(3) Hearts and thoughts they fade</text:p>
      <text:p text:style-name="P1">&lt;Cadd9&gt;- &lt;G&gt;- <text:s text:c="13"/>a...way</text:p>
      <text:p text:style-name="P1"/>
      <text:p text:style-name="P1">&lt;D&gt; &lt;Cadd9&gt; &lt;G&gt;- <text:s text:c="8"/>(4) Hearts and thoughts they fade</text:p>
      <text:p text:style-name="P1">&lt;Cadd9&gt;- &lt;G&gt;- <text:s text:c="13"/>fade away</text:p>
      <text:p text:style-name="P1"/>
      <text:p text:style-name="P1">&lt;D&gt; &lt;Cadd9&gt; &lt;G&gt;- <text:s text:c="8"/>(5) Hearts and thoughts they fade</text:p>
      <text:p text:style-name="P1">&lt;Cadd9&gt;- &lt;G&gt;- <text:s text:c="13"/>fade away</text:p>
      <text:p text:style-name="P1"/>
      <text:p text:style-name="P1">&lt;D&gt; &lt;Cadd9&gt; &lt;G&gt;- <text:s text:c="8"/>(6) Hearts and thoughts they fade</text:p>
      <text:p text:style-name="P1">&lt;Cadd9&gt;- &lt;G&gt;- <text:s text:c="13"/>fade away</text:p>
      <text:p text:style-name="P1"/>
      <text:p text:style-name="P1">(Fade...) <text:s text:c="15"/>(7) Hearts and thoughts they fad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9T17:40:00.307728153</meta:creation-date>
    <dc:date>2024-03-29T17:43:39.777599887</dc:date>
    <meta:editing-duration>PT3M3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58" meta:word-count="338" meta:character-count="2398" meta:non-whitespace-character-count="1615"/>
  </office:meta>
</office:document-meta>
</file>